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ImageHandlerRegistry.getHandl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mageHandlerRegistry.AFPImageHandler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